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fo:font-weight="bold" officeooo:rsid="000da604" officeooo:paragraph-rsid="000da604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Arial" fo:font-weight="bold" officeooo:paragraph-rsid="000da60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0da604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" officeooo:paragraph-rsid="000da604"/>
    </style:style>
    <style:style style:name="P5" style:family="paragraph" style:parent-style-name="Text_20_body">
      <style:paragraph-properties fo:text-align="justify" style:justify-single-word="false"/>
      <style:text-properties style:font-name="Arial"/>
    </style:style>
    <style:style style:name="P6" style:family="paragraph" style:parent-style-name="Text_20_body">
      <style:paragraph-properties fo:text-align="justify" style:justify-single-word="false"/>
      <style:text-properties officeooo:paragraph-rsid="000da604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0da604" officeooo:paragraph-rsid="000da604" style:font-weight-asian="bold" style:font-weight-complex="bold"/>
    </style:style>
    <style:style style:name="P8" style:family="paragraph" style:parent-style-name="Standard" style:list-style-name="L1">
      <style:paragraph-properties fo:line-height="115%" fo:text-align="start" style:justify-single-word="false"/>
      <style:text-properties style:font-name="Arial" officeooo:paragraph-rsid="000da604"/>
    </style:style>
    <style:style style:name="T1" style:family="text">
      <style:text-properties officeooo:rsid="000da604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officeooo:rsid="000da604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normal" officeooo:rsid="000da604" style:font-weight-asian="normal" style:font-weight-complex="normal"/>
    </style:style>
    <style:style style:name="T6" style:family="text">
      <style:text-properties style:font-name="Arial" fo:font-weight="normal" officeooo:rsid="000f653e" style:font-weight-asian="normal" style:font-weight-complex="normal"/>
    </style:style>
    <style:style style:name="T7" style:family="text">
      <style:text-properties officeooo:rsid="001134a2"/>
    </style:style>
    <style:style style:name="T8" style:family="text">
      <style:text-properties officeooo:rsid="0012aa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Nome do projeto: </text:span><text:span text:style-name="T4">App para </text:span><text:span text:style-name="T5">auxílio no tratamento e </text:span><text:span text:style-name="T4">medição de qualidade de vida </text:span><text:span text:style-name="T5">de crianças com câncer</text:span></text:p>
      <text:p text:style-name="P7"><text:span text:style-name="T2">Professora orientadora: </text:span><text:span text:style-name="T4">Mariana </text:span><text:span text:style-name="T6">B</text:span><text:span text:style-name="T4">ohns Michalowski </text:span></text:p>
      <text:p text:style-name="P7"><text:span text:style-name="T2">Líder do projeto: </text:span><text:span text:style-name="T4">Murilo Wolfart</text:span></text:p>
      <text:p text:style-name="P7"><text:span text:style-name="T2">Integrantes: </text:span><text:span text:style-name="T4">Caio Fonseca Rodrigues, Gabriel Martins, Henrique Silva, Luís Miguel Batista dos Santos, Maria Clara Machry Jacintho</text:span></text:p>
      <text:p text:style-name="P5"><text:tab/>Este projeto, realizado em parceria com a professora Mariana Bohns Michalowski d<text:span text:style-name="T7">o Hospital de Clínicas de Porto Alegre</text:span>, consiste em um app para auxiliar na medição da qualidade de vida e adesão ao tratamento de crianças com câncer.</text:p>
      <text:p text:style-name="P5"><text:tab/>Segundo pesquisas, nosso país possui resultados inferiores aos de outros países, com relação ao tratamento de câncer. Muitas vezes ele não é realizado corretamente, seja por questões sociais, pessoais, dificuldades na compreensão do processo, falta de incentivo, etc. e este projeto visa auxiliar na redução destes problemas.</text:p>
      <text:p text:style-name="P5"><text:tab/>O projeto envolve pesquisa com pacientes e profissionais na área de saúde, para saber quais os melhores métodos de coleta de dados e como o aplicativo pode chamar mais a atenção dos usuários sujeitos ao tratamento. No momento está na fase de análise.</text:p>
      <text:p text:style-name="P2">Objetivo Geral:</text:p>
      <text:p text:style-name="P4"><text:tab/><text:span text:style-name="T1">D</text:span>esenvolver app através da integração entre faculdade de medicina e informática que auxiliem no manejo e acompanhamento do tratamento de crianças com doenças oncohematologicas de forma lúdica e interativa. </text:p>
      <text:p text:style-name="P4"/>
      <text:p text:style-name="P1">Objetivos específicos:</text:p>
      <text:list xml:id="list2341726541485307605" text:style-name="L1">
        <text:list-item>
          <text:p text:style-name="P8">Avaliar as preferências de Apps das crianças e famílias</text:p>
        </text:list-item>
        <text:list-item>
          <text:p text:style-name="P8">Integrar os pacientes na confecção de Apps</text:p>
        </text:list-item>
        <text:list-item>
          <text:p text:style-name="P8">Desenvolver App que avalie qualidade de vida de pacientes pediátricos oncohematologicos</text:p>
        </text:list-item>
        <text:list-item>
          <text:p text:style-name="P8">Desenvolver App para auxílio na adesão ao uso de medicações</text:p>
        </text:list-item>
        <text:list-item>
          <text:p text:style-name="P8">Integrar Cursos diferentes de nossa Universidade neste projeto e aproxim<text:span text:style-name="T8">á</text:span>-los da comunidade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53:27.022000000</meta:creation-date>
    <dc:date>2017-07-13T12:23:03.522000000</dc:date>
    <meta:editing-duration>PT15M52S</meta:editing-duration>
    <meta:editing-cycles>6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15" meta:word-count="260" meta:character-count="1704" meta:non-whitespace-character-count="1458"/>
  </office:meta>
</office:document-meta>
</file>